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94ED034A4778D234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75cm" svg:height="15.999cm" svg:x="1.224cm" svg:y="1.014cm">
          <draw:image xlink:href="Pictures/10000000000002B300000294ED034A4778D2349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7-25T13:12:42.731898690</dc:date>
    <meta:editing-cycles>31</meta:editing-cycles>
    <meta:editing-duration>PT1H23M43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